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E6000000218D30A07A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411cm" fo:padding-top="0.175cm" fo:padding-bottom="0.175cm" fo:padding-left="0.3cm" fo:padding-right="0.3cm" draw:shadow="visible" draw:shadow-offset-x="0.1cm" draw:shadow-offset-y="0.1cm"/>
    </style:style>
    <style:style style:name="gr3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6.5cm" svg:height="3.5cm" svg:x="1.4cm" svg:y="1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8.2cm" svg:height="0.906cm" svg:x="16.2cm" svg:y="4.2cm">
            <draw:text-box>
              <text:p><text:span text:style-name="T1">Click on a tab to jump to that data.</text:span></text:p>
            </draw:text-box>
          </draw:frame>
          <draw:line draw:style-name="gr3" draw:text-style-name="P1" draw:layer="layout" svg:x1="19.2cm" svg:y1="4.2cm" svg:x2="17.5cm" svg:y2="3.3cm">
            <text:p/>
          </draw:line>
          <draw:frame draw:style-name="gr4" draw:text-style-name="P1" draw:layer="layout" svg:width="26.3cm" svg:height="0.9cm" svg:x="1.5cm" svg:y="2.5cm">
            <draw:image xlink:href="Pictures/10000201000003E6000000218D30A07A.tif" xlink:type="simple" xlink:show="embed" xlink:actuate="onLoad">
              <text:p/>
            </draw:image>
          </draw:frame>
          <draw:custom-shape draw:style-name="gr5" draw:text-style-name="P1" draw:layer="layout" svg:width="2.7cm" svg:height="0.8cm" svg:x="15.2cm" svg:y="2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0-03T11:46:48</dc:date>
    <meta:editing-duration>PT23H32M46S</meta:editing-duration>
    <meta:editing-cycles>12</meta:editing-cycles>
    <meta:generator>LibreOffice/3.4$Unix LibreOffice_project/340m1$Build-402</meta:generator>
    <meta:document-statistic meta:object-count="6"/>
  </office:meta>
</office:document-meta>
</file>